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229ba2" officeooo:paragraph-rsid="00229ba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normal" officeooo:rsid="00229ba2" officeooo:paragraph-rsid="00229ba2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22a638" officeooo:paragraph-rsid="0022a63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2dc06e" officeooo:paragraph-rsid="002dc06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336fa1" officeooo:paragraph-rsid="00336fa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4245d4" officeooo:paragraph-rsid="004245d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43cbc6" officeooo:paragraph-rsid="0043cbc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43cbc6" officeooo:paragraph-rsid="0058e8e5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43cbc6" officeooo:paragraph-rsid="005c930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43cbc6" officeooo:paragraph-rsid="0067ec8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43cbc6" officeooo:paragraph-rsid="006be351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472e35" officeooo:paragraph-rsid="00472e35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6bf8c0" officeooo:paragraph-rsid="006bf8c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6ec1d7" officeooo:paragraph-rsid="006ec1d7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6ec1d7" officeooo:paragraph-rsid="008ca908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82a842" officeooo:paragraph-rsid="0082a842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84914e" officeooo:paragraph-rsid="0084914e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884908" officeooo:paragraph-rsid="00884908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89baee" officeooo:paragraph-rsid="0089baee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8ca908" officeooo:paragraph-rsid="008ca90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weight="normal" officeooo:paragraph-rsid="006ec1d7"/>
    </style:style>
    <style:style style:name="P22" style:family="paragraph" style:parent-style-name="Standard">
      <style:text-properties fo:font-size="14pt" style:text-underline-style="none" fo:font-weight="normal" officeooo:rsid="00583f4a" officeooo:paragraph-rsid="0067ec8d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5c9303" officeooo:paragraph-rsid="005c9303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6bf8c0" officeooo:paragraph-rsid="005c9303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6be351" officeooo:paragraph-rsid="006be351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language="en" fo:country="US" fo:font-weight="normal" officeooo:paragraph-rsid="006ec1d7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2d4ecb"/>
    </style:style>
    <style:style style:name="T3" style:family="text">
      <style:text-properties officeooo:rsid="00380bb4"/>
    </style:style>
    <style:style style:name="T4" style:family="text">
      <style:text-properties officeooo:rsid="003db70c"/>
    </style:style>
    <style:style style:name="T5" style:family="text">
      <style:text-properties officeooo:rsid="00410327"/>
    </style:style>
    <style:style style:name="T6" style:family="text">
      <style:text-properties officeooo:rsid="0046d007"/>
    </style:style>
    <style:style style:name="T7" style:family="text">
      <style:text-properties officeooo:rsid="0054a853"/>
    </style:style>
    <style:style style:name="T8" style:family="text">
      <style:text-properties officeooo:rsid="00583f4a"/>
    </style:style>
    <style:style style:name="T9" style:family="text">
      <style:text-properties officeooo:rsid="0058e8e5"/>
    </style:style>
    <style:style style:name="T10" style:family="text">
      <style:text-properties fo:font-size="14pt" style:text-underline-style="none" officeooo:rsid="006ec1d7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officeooo:rsid="0078dd6e" style:font-size-asian="12.25pt" style:font-weight-asian="normal" style:font-size-complex="14pt" style:font-weight-complex="normal"/>
    </style:style>
    <style:style style:name="T12" style:family="text">
      <style:text-properties officeooo:rsid="00598e4e"/>
    </style:style>
    <style:style style:name="T13" style:family="text">
      <style:text-properties officeooo:rsid="005b2a4f"/>
    </style:style>
    <style:style style:name="T14" style:family="text">
      <style:text-properties officeooo:rsid="00611337"/>
    </style:style>
    <style:style style:name="T15" style:family="text">
      <style:text-properties officeooo:rsid="0062d2cf"/>
    </style:style>
    <style:style style:name="T16" style:family="text">
      <style:text-properties officeooo:rsid="0069a88f"/>
    </style:style>
    <style:style style:name="T17" style:family="text">
      <style:text-properties officeooo:rsid="006a72ff"/>
    </style:style>
    <style:style style:name="T18" style:family="text">
      <style:text-properties officeooo:rsid="006bf8c0"/>
    </style:style>
    <style:style style:name="T19" style:family="text">
      <style:text-properties officeooo:rsid="006c31ea"/>
    </style:style>
    <style:style style:name="T20" style:family="text">
      <style:text-properties officeooo:rsid="006c786a"/>
    </style:style>
    <style:style style:name="T21" style:family="text">
      <style:text-properties officeooo:rsid="006d8cd8"/>
    </style:style>
    <style:style style:name="T22" style:family="text">
      <style:text-properties officeooo:rsid="006ffe4b"/>
    </style:style>
    <style:style style:name="T23" style:family="text">
      <style:text-properties fo:language="en" fo:country="US" style:font-weight-asian="normal" style:font-weight-complex="normal"/>
    </style:style>
    <style:style style:name="T24" style:family="text">
      <style:text-properties officeooo:rsid="007a5512"/>
    </style:style>
    <style:style style:name="T25" style:family="text">
      <style:text-properties officeooo:rsid="007f631f"/>
    </style:style>
    <style:style style:name="T26" style:family="text">
      <style:text-properties officeooo:rsid="0089baee"/>
    </style:style>
    <style:style style:name="T27" style:family="text">
      <style:text-properties officeooo:rsid="008de4a5"/>
    </style:style>
    <style:style style:name="T28" style:family="text">
      <style:text-properties officeooo:rsid="009210ec"/>
    </style:style>
    <style:style style:name="T29" style:family="text">
      <style:text-properties officeooo:rsid="009429e2"/>
    </style:style>
    <style:style style:name="T30" style:family="text">
      <style:text-properties officeooo:rsid="00955099"/>
    </style:style>
    <style:style style:name="T31" style:family="text">
      <style:text-properties officeooo:rsid="0099b9e0"/>
    </style:style>
    <style:style style:name="T32" style:family="text">
      <style:text-properties officeooo:rsid="009b44e8"/>
    </style:style>
    <style:style style:name="T33" style:family="text">
      <style:text-properties officeooo:rsid="009c5404"/>
    </style:style>
    <style:style style:name="T34" style:family="text">
      <style:text-properties officeooo:rsid="009f1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text:tab/></text:span><text:span text:style-name="T2">Exception Handling</text:span> </text:p>
      <text:p text:style-name="P2"/>
      <text:p text:style-name="P3">Morning :</text:p>
      <text:p text:style-name="P3">--------------</text:p>
      <text:p text:style-name="P3"/>
      <text:p text:style-name="P4">Exception : Thing which is not expected/ The thing which disrupts the flow of <text:tab/><text:tab/><text:tab/>program.</text:p>
      <text:p text:style-name="P4"/>
      <text:p text:style-name="P5"><text:tab/>Live Example : Traffic signals are way of flowing traffic, if someone bbreaks <text:tab/>red signal , It’ll cause interruption to traffic, It’s an Exception.</text:p>
      <text:p text:style-name="P3"><text:span text:style-name="T3"><text:tab/><text:tab/>Here, The Traffic cameras and traffic police are the exception handlers <text:tab/><text:tab/></text:span><text:span text:style-name="T4">and What they give is challans/fines.</text:span></text:p>
      <text:p text:style-name="P3"/>
      <text:p text:style-name="P3"><text:tab/>// <text:span text:style-name="T5">So Exception should be handled </text:span><text:span text:style-name="T34">or else </text:span><text:span text:style-name="T5">It’ll create problem/chaos. And these <text:tab/>exceptions are handled by Exception Handling.</text:span></text:p>
      <text:p text:style-name="P3"/>
      <text:p text:style-name="P6"><text:tab/>2 Types : Checked(CompileTime) and UnChecked(RunTime).</text:p>
      <text:p text:style-name="P6"/>
      <text:p text:style-name="P7"><text:tab/>Exceptions – For helping developers, else more run time bugs will be there, <text:tab/><text:tab/><text:tab/><text:span text:style-name="T6">which might be tougher to solve.</text:span></text:p>
      <text:p text:style-name="P7"/>
      <text:p text:style-name="P12"><text:tab/>Java has provided the concept so that you can figure problems in exception <text:tab/><text:tab/>cases + ways to handle exeptions.</text:p>
      <text:p text:style-name="P12"/>
      <text:p text:style-name="P12"><text:tab/><text:span text:style-name="T7">If an exception occus at a line , all the lines below that won’t be executed and <text:tab/>even the lines after the method with exception is called.</text:span></text:p>
      <text:p text:style-name="P12"/>
      <text:p text:style-name="P7"><text:tab/><text:span text:style-name="T8">For handling the exceptions we use, try-catch-finally,</text:span></text:p>
      <text:p text:style-name="P7"><text:tab/><text:tab/><text:span text:style-name="T8">try{</text:span></text:p>
      <text:p text:style-name="P7"/>
      <text:p text:style-name="P7"><text:tab/><text:tab/>....// <text:span text:style-name="T8">Code that might have errors</text:span></text:p>
      <text:p text:style-name="P7"><text:tab/><text:tab/><text:span text:style-name="T8">} catch(Exception Name e){</text:span></text:p>
      <text:p text:style-name="P7"><text:tab/><text:tab/><text:tab/>// <text:span text:style-name="T8">Code Handling the exceptions.</text:span></text:p>
      <text:p text:style-name="P7"/>
      <text:p text:style-name="P7"><text:tab/><text:tab/><text:tab/><text:tab/><text:span text:style-name="T14">If we want stack trace, the lines and details we can use <text:tab/><text:tab/><text:tab/><text:tab/><text:tab/>e.printStackTrace(); <text:s/>//Good for Debugging.</text:span></text:p>
      <text:p text:style-name="P7"><text:tab/><text:tab/><text:tab/><text:tab/><text:span text:style-name="T15">print(e.getMessage()); //Simply Gives the message.</text:span></text:p>
      <text:p text:style-name="P10"><text:tab/><text:tab/></text:p>
      <text:p text:style-name="P22"><text:tab/><text:tab/>}</text:p>
      <text:p text:style-name="P7"><text:tab/><text:tab/><text:span text:style-name="T8">finally{</text:span></text:p>
      <text:p text:style-name="P7"><text:tab/><text:tab/>...// <text:span text:style-name="T8">Code that needs to be executed, if there is exception or not.</text:span></text:p>
      <text:p text:style-name="P7"><text:tab/><text:tab/><text:span text:style-name="T8">}</text:span></text:p>
      <text:p text:style-name="P7"/>
      <text:p text:style-name="P8"><text:tab/><text:tab/>//<text:span text:style-name="T9">Finally is written only when there is a Code, </text:span><text:span text:style-name="T8">that needs to be executed, <text:tab/><text:tab/>if there is exception or not.</text:span></text:p>
      <text:p text:style-name="P8"><text:soft-page-break/></text:p>
      <text:p text:style-name="P8"><text:tab/><text:tab/>//<text:span text:style-name="T12">Catch block is not like mandatory , We write it if we wanna handle the <text:tab/><text:tab/>exceptions </text:span><text:span text:style-name="T13">and there can be any number of exceptions </text:span><text:span text:style-name="T16">and that the catch <text:tab/><text:tab/>block with Exception e should be at last.</text:span></text:p>
      <text:p text:style-name="P9"><text:tab/></text:p>
      <text:p text:style-name="P23"><text:tab/><text:tab/>//We can have nested try catches also.</text:p>
      <text:p text:style-name="P9"/>
      <text:p text:style-name="P9">-<text:span text:style-name="T18">&gt; If there’s an exception in program and there will be 2 things in it:</text:span></text:p>
      <text:p text:style-name="P24"><text:tab/>1) You’ll Handle it : Customized Exceptions and existing exceptions and you <text:tab/><text:tab/><text:tab/><text:tab/>handle them, without program getting stopped.</text:p>
      <text:p text:style-name="P9"/>
      <text:p text:style-name="P13"><text:tab/>2) It won’t be handled by You : If we don’t handle it JVM will handle and <text:tab/><text:tab/><text:tab/><text:tab/><text:tab/><text:tab/>prints the stack trace and stops the program.</text:p>
      <text:p text:style-name="P13"/>
      <text:p text:style-name="P13"/>
      <text:p text:style-name="P11"/>
      <text:p text:style-name="P25">Exception Hierarchy :</text:p>
      <text:p text:style-name="P11"/>
      <text:p text:style-name="P11"><text:tab/><text:tab/><text:tab/><text:tab/><text:tab/><text:span text:style-name="T17">Throwable</text:span></text:p>
      <text:p text:style-name="P9"><text:tab/><text:tab/><text:tab/><text:tab/> <text:s text:c="6"/>/ <text:tab/><text:tab/><text:tab/><text:span text:style-name="T17">\</text:span></text:p>
      <text:p text:style-name="P9"><text:tab/><text:tab/><text:tab/><text:tab/><text:span text:style-name="T17">Error<text:tab/><text:tab/> <text:s text:c="8"/>Exception</text:span></text:p>
      <text:p text:style-name="P9"><text:tab/><text:tab/><text:tab/> <text:s text:c="5"/>/<text:tab/><text:tab/><text:tab/><text:tab/>/<text:tab/> <text:s text:c="11"/><text:span text:style-name="T20">\</text:span></text:p>
      <text:p text:style-name="P9"><text:tab/><text:span text:style-name="T19">Can’t do anything<text:tab/><text:tab/> </text:span><text:span text:style-name="T20">chcecked</text:span><text:span text:style-name="T19"><text:tab/><text:tab/><text:tab/></text:span><text:span text:style-name="T21">Unchecked</text:span><text:span text:style-name="T19"><text:tab/><text:tab/><text:tab/></text:span></text:p>
      <text:p text:style-name="P9"><text:tab/>---------------------- <text:tab/><text:tab/><text:span text:style-name="T20">exception<text:tab/><text:tab/><text:tab/></text:span><text:span text:style-name="T21">Exception</text:span></text:p>
      <text:p text:style-name="P9"><text:tab/><text:span text:style-name="T19">Program/app gonna</text:span></text:p>
      <text:p text:style-name="P9"><text:tab/><text:span text:style-name="T19">crash</text:span></text:p>
      <text:p text:style-name="P9"/>
      <text:p text:style-name="P9"/>
      <text:p text:style-name="P14">Checked Exceptions : Compile Time Exception(Compiler will force u to handle it.)</text:p>
      <text:p text:style-name="P21"><text:span text:style-name="T10"><text:tab/></text:span><text:span text:style-name="T11">ex : </text:span><text:span text:style-name="T23">ClassNotFoundException, IOException, SQLException</text:span></text:p>
      <text:p text:style-name="P26"/>
      <text:p text:style-name="P14">UnChecked Exceptions : RunTime Exception (Compiler won’t force you to handle it)</text:p>
      <text:p text:style-name="P14"><text:tab/><text:span text:style-name="T22">ex : NullPointerException, ArrayIndexOutOfBoundsException etc.</text:span></text:p>
      <text:p text:style-name="P14"/>
      <text:p text:style-name="P14"/>
      <text:p text:style-name="P14"><text:span text:style-name="T24">*** In general both checked and UnChecked exceptions occur/dispalyed at run time only, the difference is for checked exception, compiler will force you to write a code for handling checked exceptions, so that they won’t be skipped to runtime, if we did that. </text:span><text:span text:style-name="T25">For Unchecked Exceptions, compiler won’t force us to handle it</text:span><text:span text:style-name="T24">***</text:span></text:p>
      <text:p text:style-name="P14"/>
      <text:p text:style-name="P14"/>
      <text:p text:style-name="P16">For custom exceptions , if we make that class extends runtimeException, It’ll create a custom runtime exception, But if we extends exception class or implementrs Throwable interface then we can create custom checked exception and compiler force you to handle it.</text:p>
      <text:p text:style-name="P16"><text:soft-page-break/></text:p>
      <text:p text:style-name="P17">We can throw an Exception as well in java.</text:p>
      <text:p text:style-name="P17"/>
      <text:p text:style-name="P19">Throw :</text:p>
      <text:p text:style-name="P19"/>
      <text:p text:style-name="P18"><text:tab/>Let say if want to give name and name should not be null or empty,</text:p>
      <text:p text:style-name="P18"/>
      <text:p text:style-name="P18"><text:tab/>Throw : We’ll give a validation <text:span text:style-name="T26">to see if the name given is null/empty, if it’s <text:tab/>null/empty then in that if block, throw a new exception.</text:span></text:p>
      <text:p text:style-name="P18"><text:tab/><text:tab/><text:span text:style-name="T26">Ex : Throw new NullPointerException(); like that.</text:span></text:p>
      <text:p text:style-name="P18"/>
      <text:p text:style-name="P20">Throws : Use when we want to say, that a method can throw an exception</text:p>
      <text:p text:style-name="P20"><text:tab/><text:span text:style-name="T27">Mostly used for throwing checked exceptions. </text:span><text:span text:style-name="T31">U can mention it for <text:tab/>Unchecked as well, but no good and no loss.</text:span></text:p>
      <text:p text:style-name="P20"/>
      <text:p text:style-name="P20"><text:tab/><text:span text:style-name="T32">If we didn’t mentioned throws, for checked exceptions </text:span><text:span text:style-name="T33">and w euse throw only <text:tab/>It’ll be an error saying we have to handle the exception at the very samew area.</text:span></text:p>
      <text:p text:style-name="P20"/>
      <text:p text:style-name="P20"><text:tab/><text:span text:style-name="T28">Void add() throws NullPointerException();</text:span></text:p>
      <text:p text:style-name="P20"><text:tab/><text:tab/><text:span text:style-name="T29">inside the method we’ll throw the exception </text:span><text:span text:style-name="T30">using throw keyword after a <text:tab/><text:tab/>validation.</text:span></text:p>
      <text:p text:style-name="P20"/>
      <text:p text:style-name="P20"><text:tab/><text:span text:style-name="T30">Using throws we can mention multiple exception names and throw them at <text:tab/>required validations inside the method.</text:span></text:p>
      <text:p text:style-name="P20"/>
      <text:p text:style-name="P20"/>
      <text:p text:style-name="P15"/>
      <text:p text:style-name="P15"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36:52.037440892</meta:creation-date>
    <meta:generator>LibreOffice/6.4.7.2$Linux_X86_64 LibreOffice_project/40$Build-2</meta:generator>
    <dc:date>2022-11-10T06:19:54.910175574</dc:date>
    <meta:editing-duration>PT2H41M51S</meta:editing-duration>
    <meta:editing-cycles>71</meta:editing-cycles>
    <meta:document-statistic meta:table-count="0" meta:image-count="0" meta:object-count="0" meta:page-count="3" meta:paragraph-count="57" meta:word-count="638" meta:character-count="3991" meta:non-whitespace-character-count="3229"/>
  </office:meta>
</office:document-meta>
</file>